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Nyala" svg:font-family="Nyala"/>
    <style:font-face style:name="Liberation Sans" svg:font-family="'Liberation Sans'" style:font-family-generic="swiss"/>
    <style:font-face style:name="Liberation Mono" svg:font-family="'Liberation Mono'" style:font-family-generic="modern" style:font-pitch="fixed"/>
    <style:font-face style:name="NSimSun" svg:font-family="NSimSun" style:font-family-generic="modern" style:font-pitch="fixed"/>
    <style:font-face style:name="Flaemische Kanzleischrift" svg:font-family="'Flaemische Kanzleischrift'" style:font-adornments="Fett" style:font-pitch="variable"/>
    <style:font-face style:name="Nyala1" svg:font-family="Nyala" style:font-adornments="Standard" style:font-pitch="variable"/>
    <style:font-face style:name="Gabriola" svg:font-family="Gabriola" style:font-adornments="Fett" style:font-family-generic="decorative" style:font-pitch="variable"/>
    <style:font-face style:name="Gabriola2" svg:font-family="Gabriola" style:font-adornments="Kursiv" style:font-family-generic="decorative" style:font-pitch="variable"/>
    <style:font-face style:name="Gabriola1" svg:font-family="Gabriola" style:font-adornments="Standard" style:font-family-generic="decorative" style:font-pitch="variable"/>
    <style:font-face style:name="Euclid Fraktur" svg:font-family="'Euclid Fraktur'" style:font-family-generic="script" style:font-pitch="variable"/>
    <style:font-face style:name="Euclid Fraktur1" svg:font-family="'Euclid Fraktur'" style:font-adornments="Standard" style:font-family-generic="script"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c05dcb" officeooo:paragraph-rsid="00c05dcb"/>
    </style:style>
    <style:style style:name="P2" style:family="paragraph" style:parent-style-name="Heading_20_2">
      <style:text-properties fo:font-style="normal" fo:font-weight="bold" officeooo:rsid="00e03878" officeooo:paragraph-rsid="00e03878" style:font-name-asian="Microsoft YaHei" style:font-style-asian="normal" style:font-weight-asian="bold" style:font-name-complex="Mangal" style:font-style-complex="normal" style:font-weight-complex="bold"/>
    </style:style>
    <style:style style:name="P3" style:family="paragraph" style:parent-style-name="Title" style:master-page-name="First_20_Page">
      <style:paragraph-properties style:page-number="auto"/>
      <style:text-properties fo:font-weight="normal" officeooo:rsid="00e03878" officeooo:paragraph-rsid="00e03878" style:font-weight-asian="normal" style:font-weight-complex="normal"/>
    </style:style>
    <style:style style:name="P4" style:family="paragraph" style:parent-style-name="Standard">
      <style:text-properties officeooo:paragraph-rsid="00e03878"/>
    </style:style>
    <style:style style:name="P5" style:family="paragraph" style:parent-style-name="Standard">
      <style:text-properties fo:font-weight="normal" officeooo:rsid="00e03878" officeooo:paragraph-rsid="00e03878" style:font-weight-asian="normal" style:font-weight-complex="normal"/>
    </style:style>
    <style:style style:name="P6" style:family="paragraph" style:parent-style-name="Standard">
      <style:text-properties fo:font-weight="normal" officeooo:rsid="00e05639" officeooo:paragraph-rsid="00e05639" style:font-weight-asian="normal" style:font-weight-complex="normal"/>
    </style:style>
    <style:style style:name="P7" style:family="paragraph" style:parent-style-name="Standard">
      <style:text-properties fo:font-weight="normal" officeooo:rsid="00e1b446" officeooo:paragraph-rsid="00e1b446" style:font-weight-asian="normal" style:font-weight-complex="normal"/>
    </style:style>
    <style:style style:name="P8" style:family="paragraph" style:parent-style-name="Standard">
      <style:text-properties fo:font-weight="normal" officeooo:rsid="00e25834" officeooo:paragraph-rsid="00e25834" style:font-weight-asian="normal" style:font-weight-complex="normal"/>
    </style:style>
    <style:style style:name="P9" style:family="paragraph" style:parent-style-name="Standard">
      <style:text-properties fo:font-weight="normal" officeooo:rsid="00e25834" officeooo:paragraph-rsid="00e35e88" style:font-weight-asian="normal" style:font-weight-complex="normal"/>
    </style:style>
    <style:style style:name="P10" style:family="paragraph" style:parent-style-name="Standard">
      <style:text-properties fo:font-weight="normal" officeooo:rsid="00e25834" officeooo:paragraph-rsid="00e480da" style:font-weight-asian="normal" style:font-weight-complex="normal"/>
    </style:style>
    <style:style style:name="P11" style:family="paragraph" style:parent-style-name="Standard">
      <style:text-properties fo:font-weight="normal" officeooo:rsid="00e25834" officeooo:paragraph-rsid="00e5ba7e" style:font-weight-asian="normal" style:font-weight-complex="normal"/>
    </style:style>
    <style:style style:name="P12" style:family="paragraph" style:parent-style-name="Standard">
      <style:text-properties fo:font-weight="normal" officeooo:rsid="00e25834" officeooo:paragraph-rsid="00e7b19a" style:font-weight-asian="normal" style:font-weight-complex="normal"/>
    </style:style>
    <style:style style:name="P13" style:family="paragraph" style:parent-style-name="Standard">
      <style:text-properties fo:font-weight="normal" officeooo:rsid="00e7e401" officeooo:paragraph-rsid="00e7e401" style:font-weight-asian="normal" style:font-weight-complex="normal"/>
    </style:style>
    <style:style style:name="P14" style:family="paragraph" style:parent-style-name="Standard">
      <style:text-properties fo:font-weight="normal" officeooo:rsid="00e84b5d" officeooo:paragraph-rsid="00e84b5d" style:font-weight-asian="normal" style:font-weight-complex="normal"/>
    </style:style>
    <style:style style:name="P15" style:family="paragraph" style:parent-style-name="Standard">
      <style:text-properties fo:font-weight="normal" officeooo:rsid="00ea4417" officeooo:paragraph-rsid="00ea4417" style:font-weight-asian="normal" style:font-weight-complex="normal"/>
    </style:style>
    <style:style style:name="P16" style:family="paragraph" style:parent-style-name="Standard">
      <style:text-properties fo:font-weight="normal" officeooo:rsid="00eaad1d" officeooo:paragraph-rsid="00eaad1d" style:font-weight-asian="normal" style:font-weight-complex="normal"/>
    </style:style>
    <style:style style:name="P17" style:family="paragraph" style:parent-style-name="Standard">
      <style:text-properties fo:font-weight="normal" officeooo:rsid="00ebca46" officeooo:paragraph-rsid="00ebca46" style:font-weight-asian="normal" style:font-weight-complex="normal"/>
    </style:style>
    <style:style style:name="P18" style:family="paragraph" style:parent-style-name="Standard">
      <style:text-properties fo:font-weight="normal" officeooo:rsid="00ed94ad" officeooo:paragraph-rsid="00ed94ad" style:font-weight-asian="normal" style:font-weight-complex="normal"/>
    </style:style>
    <style:style style:name="P19" style:family="paragraph" style:parent-style-name="Standard">
      <style:text-properties fo:font-weight="normal" officeooo:rsid="00eebcdb" officeooo:paragraph-rsid="00eebcdb" style:font-weight-asian="normal" style:font-weight-complex="normal"/>
    </style:style>
    <style:style style:name="P20" style:family="paragraph" style:parent-style-name="Standard">
      <style:text-properties fo:font-weight="normal" officeooo:rsid="00f099a2" officeooo:paragraph-rsid="00f099a2" style:font-weight-asian="normal" style:font-weight-complex="normal"/>
    </style:style>
    <style:style style:name="P21" style:family="paragraph" style:parent-style-name="Standard">
      <style:text-properties fo:font-weight="normal" officeooo:rsid="00f14572" officeooo:paragraph-rsid="00f14572" style:font-weight-asian="normal" style:font-weight-complex="normal"/>
    </style:style>
    <style:style style:name="P22" style:family="paragraph" style:parent-style-name="Standard">
      <style:text-properties fo:font-weight="normal" officeooo:rsid="00f1e848" officeooo:paragraph-rsid="00f1e848" style:font-weight-asian="normal" style:font-weight-complex="normal"/>
    </style:style>
    <style:style style:name="P23" style:family="paragraph" style:parent-style-name="Standard">
      <style:paragraph-properties fo:text-align="center" style:justify-single-word="false"/>
      <style:text-properties fo:font-weight="normal" officeooo:rsid="00f1e848" officeooo:paragraph-rsid="00f1e848" style:font-weight-asian="normal" style:font-weight-complex="normal"/>
    </style:style>
    <style:style style:name="P24" style:family="paragraph" style:parent-style-name="Standard">
      <style:paragraph-properties fo:text-align="start" style:justify-single-word="false"/>
      <style:text-properties fo:font-weight="normal" officeooo:rsid="00f1e848" officeooo:paragraph-rsid="00f1e848" style:font-weight-asian="normal" style:font-weight-complex="normal"/>
    </style:style>
    <style:style style:name="P25" style:family="paragraph" style:parent-style-name="Standard">
      <style:paragraph-properties fo:text-align="start" style:justify-single-word="false"/>
      <style:text-properties fo:font-weight="normal" officeooo:rsid="00f28087" officeooo:paragraph-rsid="00f28087" style:font-weight-asian="normal" style:font-weight-complex="normal"/>
    </style:style>
    <style:style style:name="P26" style:family="paragraph" style:parent-style-name="Standard">
      <style:paragraph-properties fo:text-align="start" style:justify-single-word="false"/>
      <style:text-properties fo:font-weight="normal" officeooo:rsid="00f5f107" officeooo:paragraph-rsid="00f5f107" style:font-weight-asian="normal" style:font-weight-complex="normal"/>
    </style:style>
    <style:style style:name="P27" style:family="paragraph" style:parent-style-name="Standard">
      <style:paragraph-properties fo:text-align="start" style:justify-single-word="false"/>
      <style:text-properties fo:font-weight="normal" officeooo:rsid="00f72c8c" officeooo:paragraph-rsid="00f72c8c" style:font-weight-asian="normal" style:font-weight-complex="normal"/>
    </style:style>
    <style:style style:name="P28" style:family="paragraph" style:parent-style-name="Standard">
      <style:paragraph-properties fo:text-align="start" style:justify-single-word="false"/>
      <style:text-properties fo:font-weight="normal" officeooo:rsid="00fa48f7" officeooo:paragraph-rsid="00fa48f7" style:font-weight-asian="normal" style:font-weight-complex="normal"/>
    </style:style>
    <style:style style:name="P29" style:family="paragraph" style:parent-style-name="Standard">
      <style:paragraph-properties fo:text-align="start" style:justify-single-word="false"/>
      <style:text-properties fo:font-weight="normal" officeooo:rsid="00fcaf01" officeooo:paragraph-rsid="00fcaf01" style:font-weight-asian="normal" style:font-weight-complex="normal"/>
    </style:style>
    <style:style style:name="P30" style:family="paragraph" style:parent-style-name="Standard">
      <style:paragraph-properties fo:text-align="start" style:justify-single-word="false"/>
      <style:text-properties fo:font-weight="normal" officeooo:rsid="00fe9ff5" officeooo:paragraph-rsid="00fe9ff5" style:font-weight-asian="normal" style:font-weight-complex="normal"/>
    </style:style>
    <style:style style:name="P31" style:family="paragraph" style:parent-style-name="Standard">
      <style:paragraph-properties fo:text-align="start" style:justify-single-word="false"/>
      <style:text-properties fo:font-weight="normal" officeooo:rsid="00fed7e6" officeooo:paragraph-rsid="00fed7e6" style:font-weight-asian="normal" style:font-weight-complex="normal"/>
    </style:style>
    <style:style style:name="P32" style:family="paragraph" style:parent-style-name="Standard">
      <style:paragraph-properties fo:text-align="start" style:justify-single-word="false"/>
      <style:text-properties fo:font-weight="normal" officeooo:rsid="00fed7e6" officeooo:paragraph-rsid="01004d51" style:font-weight-asian="normal" style:font-weight-complex="normal"/>
    </style:style>
    <style:style style:name="P33" style:family="paragraph" style:parent-style-name="Standard">
      <style:paragraph-properties fo:text-align="start" style:justify-single-word="false"/>
      <style:text-properties fo:font-weight="normal" officeooo:rsid="00fed7e6" officeooo:paragraph-rsid="0100d1e0" style:font-weight-asian="normal" style:font-weight-complex="normal"/>
    </style:style>
    <style:style style:name="P34" style:family="paragraph" style:parent-style-name="Standard">
      <style:paragraph-properties fo:text-align="center" style:justify-single-word="false"/>
      <style:text-properties fo:font-weight="normal" officeooo:rsid="00fed7e6" officeooo:paragraph-rsid="0100d1e0" style:font-weight-asian="normal" style:font-weight-complex="normal"/>
    </style:style>
    <style:style style:name="P35" style:family="paragraph" style:parent-style-name="Standard">
      <style:paragraph-properties fo:text-align="start" style:justify-single-word="false"/>
      <style:text-properties fo:font-weight="normal" officeooo:rsid="0100d1e0" officeooo:paragraph-rsid="0100d1e0" style:font-weight-asian="normal" style:font-weight-complex="normal"/>
    </style:style>
    <style:style style:name="P36" style:family="paragraph" style:parent-style-name="Standard">
      <style:paragraph-properties fo:text-align="start" style:justify-single-word="false"/>
      <style:text-properties fo:font-weight="normal" officeooo:rsid="0102f4fe" officeooo:paragraph-rsid="0102f4fe" style:font-weight-asian="normal" style:font-weight-complex="normal"/>
    </style:style>
    <style:style style:name="P37" style:family="paragraph" style:parent-style-name="Standard">
      <style:paragraph-properties fo:text-align="start" style:justify-single-word="false"/>
      <style:text-properties fo:font-weight="normal" officeooo:rsid="0103e518" officeooo:paragraph-rsid="0103e518" style:font-weight-asian="normal" style:font-weight-complex="normal"/>
    </style:style>
    <style:style style:name="P38" style:family="paragraph" style:parent-style-name="Standard">
      <style:paragraph-properties fo:text-align="start" style:justify-single-word="false"/>
      <style:text-properties fo:font-weight="normal" officeooo:rsid="0106cba0" officeooo:paragraph-rsid="0106cba0" style:font-weight-asian="normal" style:font-weight-complex="normal"/>
    </style:style>
    <style:style style:name="P39" style:family="paragraph" style:parent-style-name="Standard">
      <style:paragraph-properties fo:text-align="start" style:justify-single-word="false"/>
      <style:text-properties fo:font-weight="normal" officeooo:rsid="01079515" officeooo:paragraph-rsid="01079515" style:font-weight-asian="normal" style:font-weight-complex="normal"/>
    </style:style>
    <style:style style:name="P40" style:family="paragraph" style:parent-style-name="Standard">
      <style:paragraph-properties fo:text-align="start" style:justify-single-word="false"/>
      <style:text-properties fo:font-weight="normal" officeooo:rsid="0108156e" officeooo:paragraph-rsid="0108156e" style:font-weight-asian="normal" style:font-weight-complex="normal"/>
    </style:style>
    <style:style style:name="P41" style:family="paragraph" style:parent-style-name="Standard">
      <style:paragraph-properties fo:text-align="start" style:justify-single-word="false"/>
      <style:text-properties fo:font-weight="normal" officeooo:rsid="0108d59d" officeooo:paragraph-rsid="0108d59d" style:font-weight-asian="normal" style:font-weight-complex="normal"/>
    </style:style>
    <style:style style:name="P42" style:family="paragraph" style:parent-style-name="Standard">
      <style:paragraph-properties fo:text-align="start" style:justify-single-word="false"/>
      <style:text-properties fo:font-weight="normal" officeooo:rsid="0109cd7c" officeooo:paragraph-rsid="0109cd7c" style:font-weight-asian="normal" style:font-weight-complex="normal"/>
    </style:style>
    <style:style style:name="P43" style:family="paragraph" style:parent-style-name="Standard">
      <style:paragraph-properties fo:text-align="start" style:justify-single-word="false"/>
      <style:text-properties fo:font-weight="normal" officeooo:rsid="010b82c3" officeooo:paragraph-rsid="010b82c3" style:font-weight-asian="normal" style:font-weight-complex="normal"/>
    </style:style>
    <style:style style:name="P44" style:family="paragraph" style:parent-style-name="Standard">
      <style:paragraph-properties fo:text-align="start" style:justify-single-word="false"/>
      <style:text-properties fo:font-weight="normal" officeooo:rsid="010c7990" officeooo:paragraph-rsid="010c7990" style:font-weight-asian="normal" style:font-weight-complex="normal"/>
    </style:style>
    <style:style style:name="P45" style:family="paragraph" style:parent-style-name="Standard">
      <style:paragraph-properties fo:text-align="start" style:justify-single-word="false"/>
      <style:text-properties fo:font-weight="normal" officeooo:rsid="010e2a72" officeooo:paragraph-rsid="010e2a72" style:font-weight-asian="normal" style:font-weight-complex="normal"/>
    </style:style>
    <style:style style:name="P46" style:family="paragraph" style:parent-style-name="Standard">
      <style:paragraph-properties fo:text-align="start" style:justify-single-word="false"/>
      <style:text-properties fo:font-style="italic" fo:font-weight="normal" officeooo:rsid="010fd1a5" officeooo:paragraph-rsid="010fd1a5" style:font-style-asian="italic" style:font-weight-asian="normal" style:font-style-complex="italic" style:font-weight-complex="normal"/>
    </style:style>
    <style:style style:name="P47" style:family="paragraph" style:parent-style-name="Standard">
      <style:paragraph-properties fo:text-align="start" style:justify-single-word="false"/>
      <style:text-properties fo:font-style="italic" fo:font-weight="normal" officeooo:rsid="0110e33e" officeooo:paragraph-rsid="0110e33e" style:font-style-asian="italic" style:font-weight-asian="normal" style:font-style-complex="italic" style:font-weight-complex="normal"/>
    </style:style>
    <style:style style:name="P48" style:family="paragraph" style:parent-style-name="Standard">
      <style:paragraph-properties fo:text-align="start" style:justify-single-word="false"/>
      <style:text-properties fo:font-style="italic" fo:font-weight="normal" officeooo:rsid="011268f3" officeooo:paragraph-rsid="011268f3" style:font-style-asian="italic" style:font-weight-asian="normal" style:font-style-complex="italic" style:font-weight-complex="normal"/>
    </style:style>
    <style:style style:name="P49" style:family="paragraph" style:parent-style-name="Heading_20_1">
      <style:text-properties fo:font-style="normal" fo:font-weight="bold" officeooo:rsid="00e03878" officeooo:paragraph-rsid="00e03878" style:font-name-asian="Microsoft YaHei" style:font-style-asian="normal" style:font-weight-asian="bold" style:font-name-complex="Mangal" style:font-style-complex="normal" style:font-weight-complex="bold"/>
    </style:style>
    <style:style style:name="T1" style:family="text">
      <style:text-properties fo:font-style="normal" fo:font-weight="bold" officeooo:rsid="00e03878" style:font-name-asian="Microsoft YaHei" style:font-style-asian="normal" style:font-weight-asian="bold" style:font-name-complex="Mangal" style:font-style-complex="normal" style:font-weight-complex="bold"/>
    </style:style>
    <style:style style:name="T2" style:family="text">
      <style:text-properties fo:font-style="normal" style:font-name-asian="Microsoft YaHei" style:font-style-asian="normal" style:font-name-complex="Mangal" style:font-style-complex="normal"/>
    </style:style>
    <style:style style:name="T3" style:family="text">
      <style:text-properties fo:font-style="normal" officeooo:rsid="00e0e66a" style:font-name-asian="Microsoft YaHei" style:font-style-asian="normal" style:font-name-complex="Mangal" style:font-style-complex="normal"/>
    </style:style>
    <style:style style:name="T4" style:family="text">
      <style:text-properties fo:font-style="normal" officeooo:rsid="00e35e88" style:font-name-asian="Microsoft YaHei" style:font-style-asian="normal" style:font-name-complex="Mangal" style:font-style-complex="normal"/>
    </style:style>
    <style:style style:name="T5" style:family="text">
      <style:text-properties fo:font-style="normal" officeooo:rsid="00e480da" style:font-name-asian="Microsoft YaHei" style:font-style-asian="normal" style:font-name-complex="Mangal" style:font-style-complex="normal"/>
    </style:style>
    <style:style style:name="T6" style:family="text">
      <style:text-properties fo:font-style="normal" officeooo:rsid="00e5ba7e" style:font-name-asian="Microsoft YaHei" style:font-style-asian="normal" style:font-name-complex="Mangal" style:font-style-complex="normal"/>
    </style:style>
    <style:style style:name="T7" style:family="text">
      <style:text-properties fo:font-style="normal" officeooo:rsid="00e7b19a" style:font-name-asian="Microsoft YaHei" style:font-style-asian="normal" style:font-name-complex="Mangal" style:font-style-complex="normal"/>
    </style:style>
    <style:style style:name="T8" style:family="text">
      <style:text-properties fo:font-style="normal" officeooo:rsid="00ebca46" style:font-name-asian="Microsoft YaHei" style:font-style-asian="normal" style:font-name-complex="Mangal" style:font-style-complex="normal"/>
    </style:style>
    <style:style style:name="T9" style:family="text">
      <style:text-properties fo:font-style="normal" officeooo:rsid="00f1e848" style:font-name-asian="Microsoft YaHei" style:font-style-asian="normal" style:font-name-complex="Mangal" style:font-style-complex="normal"/>
    </style:style>
    <style:style style:name="T10" style:family="text">
      <style:text-properties fo:font-style="normal" officeooo:rsid="00f475fa" style:font-name-asian="Microsoft YaHei" style:font-style-asian="normal" style:font-name-complex="Mangal" style:font-style-complex="normal"/>
    </style:style>
    <style:style style:name="T11" style:family="text">
      <style:text-properties fo:font-style="normal" officeooo:rsid="00f4904e" style:font-name-asian="Microsoft YaHei" style:font-style-asian="normal" style:font-name-complex="Mangal" style:font-style-complex="normal"/>
    </style:style>
    <style:style style:name="T12" style:family="text">
      <style:text-properties fo:font-style="normal" officeooo:rsid="00fa48f7" style:font-name-asian="Microsoft YaHei" style:font-style-asian="normal" style:font-name-complex="Mangal" style:font-style-complex="normal"/>
    </style:style>
    <style:style style:name="T13" style:family="text">
      <style:text-properties fo:font-style="normal" officeooo:rsid="00fad828" style:font-name-asian="Microsoft YaHei" style:font-style-asian="normal" style:font-name-complex="Mangal" style:font-style-complex="normal"/>
    </style:style>
    <style:style style:name="T14" style:family="text">
      <style:text-properties fo:font-style="normal" officeooo:rsid="00fcdd18" style:font-name-asian="Microsoft YaHei" style:font-style-asian="normal" style:font-name-complex="Mangal" style:font-style-complex="normal"/>
    </style:style>
    <style:style style:name="T15" style:family="text">
      <style:text-properties fo:font-style="normal" officeooo:rsid="00fe9ff5" style:font-name-asian="Microsoft YaHei" style:font-style-asian="normal" style:font-name-complex="Mangal" style:font-style-complex="normal"/>
    </style:style>
    <style:style style:name="T16" style:family="text">
      <style:text-properties fo:font-style="normal" officeooo:rsid="00ffa142" style:font-name-asian="Microsoft YaHei" style:font-style-asian="normal" style:font-name-complex="Mangal" style:font-style-complex="normal"/>
    </style:style>
    <style:style style:name="T17" style:family="text">
      <style:text-properties fo:font-style="normal" officeooo:rsid="01004d51" style:font-name-asian="Microsoft YaHei" style:font-style-asian="normal" style:font-name-complex="Mangal" style:font-style-complex="normal"/>
    </style:style>
    <style:style style:name="T18" style:family="text">
      <style:text-properties fo:font-style="normal" officeooo:rsid="0100d1e0" style:font-name-asian="Microsoft YaHei" style:font-style-asian="normal" style:font-name-complex="Mangal" style:font-style-complex="normal"/>
    </style:style>
    <style:style style:name="T19" style:family="text">
      <style:text-properties fo:font-style="normal" officeooo:rsid="0101c6cd" style:font-name-asian="Microsoft YaHei" style:font-style-asian="normal" style:font-name-complex="Mangal" style:font-style-complex="normal"/>
    </style:style>
    <style:style style:name="T20" style:family="text">
      <style:text-properties fo:font-style="normal" officeooo:rsid="01035066" style:font-name-asian="Microsoft YaHei" style:font-style-asian="normal" style:font-name-complex="Mangal" style:font-style-complex="normal"/>
    </style:style>
    <style:style style:name="T21" style:family="text">
      <style:text-properties fo:font-style="normal" officeooo:rsid="0104faa3" style:font-name-asian="Microsoft YaHei" style:font-style-asian="normal" style:font-name-complex="Mangal" style:font-style-complex="normal"/>
    </style:style>
    <style:style style:name="T22" style:family="text">
      <style:text-properties fo:font-style="normal" officeooo:rsid="0106cba0" style:font-name-asian="Microsoft YaHei" style:font-style-asian="normal" style:font-name-complex="Mangal" style:font-style-complex="normal"/>
    </style:style>
    <style:style style:name="T23" style:family="text">
      <style:text-properties fo:font-style="normal" officeooo:rsid="0108156e" style:font-name-asian="Microsoft YaHei" style:font-style-asian="normal" style:font-name-complex="Mangal" style:font-style-complex="normal"/>
    </style:style>
    <style:style style:name="T24" style:family="text">
      <style:text-properties fo:font-style="normal" officeooo:rsid="01093b69" style:font-name-asian="Microsoft YaHei" style:font-style-asian="normal" style:font-name-complex="Mangal" style:font-style-complex="normal"/>
    </style:style>
    <style:style style:name="T25" style:family="text">
      <style:text-properties fo:font-style="normal" officeooo:rsid="010b82c3" style:font-name-asian="Microsoft YaHei" style:font-style-asian="normal" style:font-name-complex="Mangal" style:font-style-complex="normal"/>
    </style:style>
    <style:style style:name="T26" style:family="text">
      <style:text-properties fo:font-style="normal" officeooo:rsid="010e2a72" style:font-name-asian="Microsoft YaHei" style:font-style-asian="normal" style:font-name-complex="Mangal" style:font-style-complex="normal"/>
    </style:style>
    <style:style style:name="T27" style:family="text">
      <style:text-properties fo:font-style="normal" officeooo:rsid="010ff1e7" style:font-name-asian="Microsoft YaHei" style:font-style-asian="normal" style:font-name-complex="Mangal" style:font-style-complex="normal"/>
    </style:style>
    <style:style style:name="T28" style:family="text">
      <style:text-properties fo:font-style="normal" officeooo:rsid="01117012" style:font-name-asian="Microsoft YaHei" style:font-style-asian="normal" style:font-name-complex="Mangal" style:font-style-complex="normal"/>
    </style:style>
    <style:style style:name="T29" style:family="text">
      <style:text-properties fo:font-style="normal" officeooo:rsid="0113dd30" style:font-name-asian="Microsoft YaHei" style:font-style-asian="normal" style:font-name-complex="Mangal" style:font-style-complex="normal"/>
    </style:style>
    <style:style style:name="T30" style:family="text">
      <style:text-properties style:font-name-asian="Microsoft YaHei" style:font-name-complex="Mangal"/>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m Reich des Wellen</text:p>
      <text:p text:style-name="Subtitle">by Lyndis Cealin</text:p>
      <text:p text:style-name="P1"/>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text text:style-name="Standard"/>
            <text:index-entry-tab-stop style:type="right" style:leader-char="_"/>
            <text:index-entry-page-number text:style-name="Standard"/>
            <text:index-entry-link-end/>
          </text:table-of-content-entry-template>
          <text:table-of-content-entry-template text:outline-level="2" text:style-name="Contents_20_2">
            <text:index-entry-link-start text:style-name="Index_20_Link"/>
            <text:index-entry-text text:style-name="User_20_Entry"/>
            <text:index-entry-tab-stop style:type="right" style:leader-char="."/>
            <text:index-entry-page-number text:style-name="Standard"/>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ext:soft-page-break/>Inhaltsverzeichnis</text:p>
          </text:index-title>
        </text:index-body>
      </text:table-of-content>
      <text:p text:style-name="P1"/>
      <text:h text:style-name="P49" text:outline-level="1">Im Reich der Wellen</text:h>
      <text:h text:style-name="P2" text:outline-level="2">Yuriy</text:h>
      <text:p text:style-name="P4"><text:span text:style-name="T1"/></text:p>
      <text:p text:style-name="P5"><text:span text:style-name="T2">Wenn ein Mensch am Strand oder auf dem Meer verstirbt, so wird seine Seele diesem übergeben. </text:span></text:p>
      <text:p text:style-name="P5"><text:span text:style-name="T2">Yuriy Ivanov </text:span><text:span text:style-name="T29">ist</text:span><text:span text:style-name="T2"> eine dieser Seelen und seit seinem Tod verbringt er seine Zeit im Reich der Wellen. </text:span></text:p>
      <text:p text:style-name="P5"><text:span text:style-name="T2"/></text:p>
      <text:p text:style-name="P6"><text:span text:style-name="T2">Für ihn war es ein langweiliger Ort. Es gab nicht viele andere Seelen, für die er sich interessierte und so blieb ihm nichts anderes übrig, als die meiste Zeit der Ewigkeit mit seinem dort neugewonnenen Freund zu verbringen.</text:span><text:span text:style-name="T3"> Kai Hiwatari war ihm sehr ähnlich und dann doch wieder so anders, dass sie interessant füreinander blieben. </text:span></text:p>
      <text:p text:style-name="P7"><text:span text:style-name="T2">"Willst du mir nicht erzählen, wie du gestorben bist?"</text:span></text:p>
      <text:p text:style-name="P7"><text:span text:style-name="T2">Kai hatte ihn das schon öfter gefragt, aber bisher hatte er nie geantwortet.</text:span></text:p>
      <text:p text:style-name="P8"><text:span text:style-name="T2">"Warum ist dir das so wichtig?"</text:span></text:p>
      <text:p text:style-name="P8"><text:span text:style-name="T2">Es war schwer zu beschreiben, wo sie sich gerade befanden, vor allem, weil Kai Yuriy einmal erklärt hatte, dass jeder den Ort, an dem sie sich befanden, vollkommen anders wahrnahm. Es war ein 'Nicht-Ort', etwas, was nicht wirklich existierte und dann doch wieder. Um es den Seelen einfacher zu machen, weil sie feste Substanzen gewohnt waren, nahm der Ort die Form der Vorstellung der Person an. Jeder sah also etwas anderes.</text:span></text:p>
      <text:p text:style-name="P8"><text:span text:style-name="T2">Zu Yuriys Bedauern nahm der Ort nicht die Wunschvorstellung der Person an, sondern nahm tatsächlich die Form an, an die die Person wirklich glaubte. </text:span></text:p>
      <text:p text:style-name="P8"><text:span text:style-name="T2">Würde es nach Yuriys wünschen gehen, wäre das Reich der Wellen eine riesige Spelunke mit gutem Rum und attraktiven Kellnerinnen. Aber so stellte er sich das Reich nicht vor. Offensichtlich war seine Vorstellung eine Smaragdgrüne </text:span><text:soft-page-break/><text:span text:style-name="T2">Unterwasserhöhle, an deren Wänden sich das Licht widerspiegelte, das sich in den zahlreichen Wassereinschlüssen brach. </text:span></text:p>
      <text:p text:style-name="P9"><text:span text:style-name="T2">Er hatte in seinem Leben wahrscheinlich zu viele Geschichten von Meerjungfrauen und deren Zufluchtsorten Unterwasser gehört. Meerjungfrauen gab es dort leider keine, dafür leuchtende Quallen, die in den Teichen, Tümpeln und Seen für dämmriges Licht sorgten.</text:span></text:p>
      <text:p text:style-name="P10"><text:span text:style-name="T4">Er konnte zugegeben Stunden und Tage damit verbringen, diesen Höhlenkomplex zu erforschen. Er schien unendlich groß und es war unmöglich sich zu verlaufen. Da eine Seele raum- und <text:s/>zeitlos war und dieser 'Nicht-Ort' ebenfalls keine Substanz besaß, konnte er jederzeit zu seinem Ausgangspunkt zurückkehren, ohne den Weg dorthin zu kennen.</text:span><text:span text:style-name="T5"> Yuriy verstand es nicht wirklich, aber er konnte damit umgehen.</text:span></text:p>
      <text:p text:style-name="P10"><text:span text:style-name="T5"/></text:p>
      <text:p text:style-name="P10"><text:span text:style-name="T5">"Es ist so wichtig, weil der Tod zu deinem Leben dazu gehört und wenn du ihn vergisst, egal wie schrecklich er sein möge, verlierst du ein Stück von dir selbst. Einmal damit angefangen, wirst du nach und nach die Erinnerungen an dein Leben vergessen und damit auch der Grund, warum du leben wolltest."</text:span></text:p>
      <text:p text:style-name="P10"><text:span text:style-name="T5">Doch Yuriy beeindruckte das nicht wirklich. Mit einem Schulterzucken tat er die Bedenken ab:</text:span></text:p>
      <text:p text:style-name="P11"><text:span text:style-name="T5">"Ich hatte nie ein anderes Ziel als Wohlstand. Ich hatte nie Interesse an einer Familie oder sonst irgendetwas, was andere als guten Grund zum Leben empfanden. Ich wollte nur Wohlstand und habe dafür einen Weg eingeschlagen, der mich überall hinführte, nur nicht zu meinem Ziel. Also könnte man sagen, mein Ziel war es, einem Ziel hinterher zu laufen, das ich nie erreichen wollte."</text:span></text:p>
      <text:p text:style-name="P11"><text:span text:style-name="T6">"Du warst also Pirat?"</text:span></text:p>
      <text:p text:style-name="P12"><text:span text:style-name="T6">Yuriy musste lachen: "Du bist gut!"</text:span></text:p>
      <text:p text:style-name="P12"><text:span text:style-name="T7">"Das ist nur die Erfahrung."</text:span></text:p>
      <text:p text:style-name="P12"><text:span text:style-name="T7">Nachdenklich sah Yuriy ihn an. Manchmal fragte er sich, ob andere Seelen auch nur so aussahen, wie er sie sich vorstellte. Kai sah doch etwas ungewöhnlich aus, aber das passte zu seinem </text:span><text:soft-page-break/><text:span text:style-name="T7">Charakter. Allerdings gab es so viele verschiedene Menschen, dass er sich nicht sicher war, ob es nicht möglich wäre, dass jemand mit rubinroten Augen geboren wird.</text:span><text:span text:style-name="T2"> </text:span></text:p>
      <text:p text:style-name="P13"><text:span text:style-name="T2">"Wie lange bist du schon hier, Kai?"</text:span></text:p>
      <text:p text:style-name="P13"><text:span text:style-name="T2">Sein Kumpel schien nicht gerade der gesellige Typ zu sein, deshalb musste er schon verdammt lange hier sein, wenn er dermaßen viel Erfahrung gesammelt haben konnte. </text:span></text:p>
      <text:p text:style-name="P14"><text:span text:style-name="T2">"Mehr als eine Ewigkeit."</text:span></text:p>
      <text:p text:style-name="P14"><text:span text:style-name="T2">"Das ist lang. Ich wüsste gerne, wie lange ich schon hier bin."</text:span></text:p>
      <text:p text:style-name="P14"><text:span text:style-name="T2">Zeit verhielt sich hier ungefähr genauso flexibel wie der Raum. Es war unmöglich ein Gefühl dafür zu behalten.</text:span></text:p>
      <text:p text:style-name="P15"><text:span text:style-name="T2">"Zwei oder drei Jahre, schätze ich. Noch nicht besonders lang."</text:span></text:p>
      <text:p text:style-name="P16"><text:span text:style-name="T2">Das war es tatsächlich nicht, aber dann wiederum war er sich nicht sicher, ob er überhaupt das Gefühl hatte, das Zeit vergangen war. </text:span><text:span text:style-name="T8">I</text:span><text:span text:style-name="T2">hn grauste der Gedanke, die Ewigkeit hier zu verbringen.</text:span><text:span text:style-name="T8"> Was machte man mit so viel Zeit? </text:span></text:p>
      <text:p text:style-name="P17"><text:span text:style-name="T2">"Erzähl mir von deinem Leben, Yuriy." Dieses Spiel spielten sie öfter. Kai schien Furcht davor zu haben, dass er sich selbst vergessen könnte und versuchte deshalb ihn an sein altes Leben zu erinnern.</text:span></text:p>
      <text:p text:style-name="P18"><text:span text:style-name="T2">"Kein Interesse. Erzähl du mir doch von deinem."</text:span></text:p>
      <text:p text:style-name="P19"><text:span text:style-name="T2">Es gab einfach nichts interessantes zu erzählen. Er war Pirat gewesen und hatte Dinge getan, die Piraten eben taten. Es war ein schmutziger Weg, den er gegangen war und auch wenn er sich nicht dafür schämte oder Bedenken über Kais Reaktion hatte, wollte er einfach nicht darüber reden. Kais Leben hingegen, interessierte ihn sehr.</text:span></text:p>
      <text:p text:style-name="P20"><text:span text:style-name="T2">"Es ist so lange her... zu einer Zeit, in der es noch keine Schiffe gab, in der wir noch nicht viel zivilisierter waren, als die Tiere von denen wir abstammen. Es war ein einfaches Leben, aber es wurde kompliziert, sobald man anders war, so wie ich. Ich überlebte lange genug um eine Familie zu gründen, aber als die Gemeinschaft in der wir lebten Probleme bekam, gab man mir die Schuld. Mit meinem Aussehen fiel ich in ein Schema, das Angst in anderen auslöste. Eines Tages, als ich beim Fischen am Strand war, kamen sie zu mir und haben mich ertränkt."</text:span></text:p>
      <text:p text:style-name="P21"><text:soft-page-break/><text:span text:style-name="T2">"Das ist eine interessantere Geschichte als meine."</text:span></text:p>
      <text:p text:style-name="P21"><text:span text:style-name="T2">Yuriy war nicht der Typ für Empathie und empfand nicht wirklich etwas bei der Geschichte, die in anderen wahrscheinlich Wut oder sonst irgendetwas Negatives ausgelöst hätte.</text:span><text:span text:style-name="T9"> Kai hatte ihm einmal gesagt, dass das eine der Eigenschaften war, die er besonders an ihm schätzte. Nüchternheit fand sich unter Menschen nur sehr selten.</text:span></text:p>
      <text:p text:style-name="P22"><text:span text:style-name="T2">"Ich schätze als Gegenleistung bin ich jetzt dran, von meinem Leben zu erzählen, huh?"</text:span></text:p>
      <text:p text:style-name="P22"><text:span text:style-name="T2">Doch Kai schmunzelte nur: "Du musst noch verstehen lernen, das Freundschaft nicht auf Gegenleistungen beruht, Yuriy."</text:span></text:p>
      <text:p text:style-name="P22"><text:span text:style-name="T2"/></text:p>
      <text:p text:style-name="P23"><text:span text:style-name="T2">*</text:span></text:p>
      <text:p text:style-name="P23"><text:span text:style-name="T2"/></text:p>
      <text:p text:style-name="P24"><text:span text:style-name="T2">Einige Zeit später hörte Yuriy ein paar andere Seelen bei einem Gespräch zu. Es war eher unfreiwillig, er wusste nicht, was er sonst tun sollte und sah es nicht ein, weg zu gehen, nur um nicht zu lauschen.</text:span></text:p>
      <text:p text:style-name="P24"><text:span text:style-name="T2">Sie redeten über einen Ausweg aus dem Reich der Wellen. Einmal im Jahr durften Seelen versuchen vor dem Herrn der Wellen vorzusprechen und ein Ziel zu äußern, das sie verfolgen würden, würden sie wieder leben. Wurde dieses Ziel als gut befunden, durfte die Seele wieder aufsteigen. Pro Jahr durfte allerdings nur eine Seele wiedererweckt werden.</text:span></text:p>
      <text:p text:style-name="P25"><text:span text:style-name="T2">Wut kochte in Yuriy hoch, als er das hörte. Es gab also einen Ausweg? Eine Möglichkeit zu entkommen? Er musste nur einen Grund nennen, der gut genug war?</text:span><text:span text:style-name="T10"> So simpel war es?</text:span><text:span text:style-name="T11"> Warum wusste er davon nichts?</text:span></text:p>
      <text:p text:style-name="P26"><text:span text:style-name="T11">W</text:span><text:span text:style-name="T2">ütend machte er sich auf die Suche nach Kai.</text:span></text:p>
      <text:p text:style-name="P26"><text:span text:style-name="T2"/></text:p>
      <text:p text:style-name="P26"><text:span text:style-name="T2">"Warum hast du es mir nicht gesagt? Du bist schon so lange hier, du musst das doch wissen!"</text:span></text:p>
      <text:p text:style-name="P27"><text:span text:style-name="T2">Kai aber blieb gelassen, ganz so wie immer:</text:span></text:p>
      <text:p text:style-name="P27"><text:span text:style-name="T2">"Sprich Klartext, wenn du mich schon anbrüllst. Was habe ich dir nicht gesagt?"</text:span></text:p>
      <text:p text:style-name="P27"><text:span text:style-name="T2">"Das weißt du ganz genau!"</text:span></text:p>
      <text:p text:style-name="P27"><text:soft-page-break/><text:span text:style-name="T2">Kai seufzte genervt, ließ sich aber noch immer nicht aus der Ruhe bringen.</text:span></text:p>
      <text:p text:style-name="P27"><text:span text:style-name="T2">"Nein, woher sollte ich es auch wissen? Spuck's aus!"</text:span></text:p>
      <text:p text:style-name="P27"><text:span text:style-name="T2">"Es gibt einen Weg hier raus! Und das muss ich von irgendwelchen Langweilern erfahren, statt von meinem besten Freund!</text:span><text:span text:style-name="T12"> Ich muss nur einen Grund finden, der dem Herrn der Wellen passt, damit er mich wiederbelebt!</text:span><text:span text:style-name="T2">"</text:span></text:p>
      <text:p text:style-name="P28"><text:span text:style-name="T2">Doch alles was Kai dafür übrig hatte, </text:span><text:span text:style-name="T13">war ein abfälliges Schnalzen: "Vertraust du mir so wenig?"</text:span></text:p>
      <text:p text:style-name="P29"><text:span text:style-name="T13">D</text:span><text:span text:style-name="T2">as nahm Yuriy zugegeben den Wind etwas aus den Segeln. </text:span><text:span text:style-name="T14">Es war einfacher wütend zu sein, als wirklich über die Beweggründe des anderen nachzudenken. Nahm er wirklich an, dass Kai böswillige Absichten gehabt hatte?</text:span><text:span text:style-name="T15"> </text:span></text:p>
      <text:p text:style-name="P30"><text:span text:style-name="T2">"Ich wusste, dass du nicht zögern würdest, es zu versuchen. Aber denkst du wirklich, du kannst einfach so zum Herrn der Wellen gehen und einen Wunsch ausprobieren? Wenn es so einfach wäre, würde keine Seele tot bleiben. Es ist gefährlich, denn wir dein Ziel nicht als gut genug eingestuft, zerfällt deine Seele und verschwindet einfach. Du würdest aufhören zu existieren."</text:span></text:p>
      <text:p text:style-name="P31"><text:span text:style-name="T2">Natürlich hatte das Ganze einen Preis. Natürlich. Selbst im Tod bekam man nichts geschenkt. Aber Yuriy wollte noch nicht aufgeben: "Und? Dann erzähle ich dem Idioten einfach irgendwas herzzerreißend Gutherziges. Du hast sicherlich schon so viele gehört, dass du weißt, was funktioniert und was nicht."</text:span></text:p>
      <text:p text:style-name="P32"><text:span text:style-name="T16">"Yuriy! Du bist doch sonst nicht so naiv. Hörst du dir überhaupt selbst zu? Der Herr der Wellen ist mit einem Gott gleich zu setzen, glaubst du wirklich, dass du lügen kannst, wenn du vor ihm stehst? Bei deinem Antrag wird dein Herz geprüft und das Ziel, das du hast, ist dein wahres Ziel. Es ist das, mit dem du dein Leben verbringen willst. Wenn du schon nicht den Mut hast vor mir auszusprechen, was dich in deinem Leben wirklich angetrieben hast, bezweifle ich, dass dein Wunsch so nobel ist, dass er dir erfüllt würde."</text:span></text:p>
      <text:p text:style-name="P33"><text:span text:style-name="T17">Das stimmte wahrscheinlich, aber auch, wenn Yuriy jetzt noch nicht bereit war, dieses Risiko einzugehen, sie beide wussten, dass </text:span><text:soft-page-break/><text:span text:style-name="T17">es eines Tages soweit sein würde.</text:span></text:p>
      <text:p text:style-name="P33"><text:span text:style-name="T17"/></text:p>
      <text:p text:style-name="P34"><text:span text:style-name="T18">*</text:span></text:p>
      <text:p text:style-name="P34"><text:span text:style-name="T18"/></text:p>
      <text:p text:style-name="P33"><text:span text:style-name="T18">Es vergingen 10 Jahre, bevor Yuriy die Ewigkeit so sehr satt hatte, dass er den Schritt wagte. Er sagte Kai nichts davon, weil er Abschiede hasste und sowieso nicht gewusst hätte, was er sagen sollte. Sie hatten nie wieder über die Möglichkeit geredet und hatten weiter gemacht wie vorher und es tat Yuriy in der Seele weh, seinen besten Freund auf die eine oder andere Art zu verlassen, aber es ging nicht mehr. Er ertrug es nicht mehr, hier nichts zu tun zu haben. Einfach nur vor sich her zu vegetieren war nicht seine Sache, da gab er lieber seine Existenz auf, dann hätte er endlich seine Ruhe.</text:span></text:p>
      <text:p text:style-name="P35"><text:span text:style-name="T2">Der Tag der Entscheidung kam und er betrat den Raum, den niemand betreten durfte, es sei denn, er wollte den Antrag stellen. Wahrscheinlich passte auch dieser Raum sich an die Vorstellungen des Beobachters an, deshalb wunderte sich Yuriy nicht wirklich, als er den riesigen Thronsaal aus reinem Smaragd betrat.</text:span><text:span text:style-name="T19"> Er sah atemberaubend aus. Noch nie in seinem Leben hatte Yuriy etwas so schönes und beeindruckendes gesehen. In diesem riesigen Raum fühlte er sich klein und unbedeutend. Für eine kurze Sekunde fragte er sich ernsthaft, wie er auf den dummen Gedanken gekommen war, einem Gott gegenüber zu treten und von dem die Wiederbelebung zu verlangen, wo er selbst doch genau wusste, dass er nur ein schäbiger, kleiner Pirat gewesen war. </text:span></text:p>
      <text:p text:style-name="P36"><text:span text:style-name="T19">A</text:span><text:span text:style-name="T2">ls sein Blick endlich den Thron traf, erstarrte er aber kurz. </text:span><text:span text:style-name="T20">Was er dort sah, konnte er nicht glauben. War auch der Herr der Wellen eine formlose Gestalt, die sich dem Beobachter anpasste? Nein, beschloss er, denn so hatte er sich den König hier nicht vorgestellt.</text:span></text:p>
      <text:p text:style-name="P37"><text:span text:style-name="T20">"</text:span><text:span text:style-name="T2">Ich durfte es dir nicht sagen. Es darf niemand wissen.", erklärte Kai in seiner gewohnt gefassten Tonlage. </text:span><text:span text:style-name="T21">Das war der letzte Rest Bestätigung, den er gebraucht hatte, um sich sicher zu sein, dass er sich das nicht einbildete. </text:span><text:span text:style-name="T22">Kai war der Herr der </text:span><text:soft-page-break/><text:span text:style-name="T22">Wellen.</text:span></text:p>
      <text:p text:style-name="P38"><text:span text:style-name="T2">Yuriy war sich nicht sicher, ob er wütend sein sollte. Er fühlte sich betrogen, obwohl er verstand, dass Kai sich an Regeln halten musste. Dennoch brannte in seiner Brust das Gefühl verraten worden zu sein.</text:span></text:p>
      <text:p text:style-name="P39"><text:span text:style-name="T2">"Hast du mich deshalb immer versucht nach meinem Leben zu fragen?" Er konnte die Worte nicht zurückhalten, selbst wenn er gewollt hätte. Er konnte die Magie an diesem Ort spüren, das Versprechen, das man gab, sobald man ihn betrat. Er konnte nicht lügen und die Wahrheit nicht zurückhalten. Er wollte es auch gar nicht. Er wollte alles aussprechen, was ihm auf dem Herzen lag. Das war ein neues Gefühl für ihn.</text:span></text:p>
      <text:p text:style-name="P39"><text:span text:style-name="T2">"Nein", antwortete Kai ruhig, der solche Gespräche offensichtlich gewohnt war. "Ich habe dich nach deinem Leben und deinem Tod gefragt, weil ich nicht wollte, dass du dich irgendwann verlierst. Ironischerweise ist genau das der Grund, warum du jetzt hier vor mir stehst. Ich war selbstsüchtig, als ich dich dazu brachte, dich zu erinnern. Denn, wenn du dein Leben vergessen hättest, würdest du jetzt in Frieden durch diese Hallen wandern. Aber ich wollte dich als Freund behalten. Ich finde, wie du selbst, nicht leicht Freunde. Es ist selten. Leider bin ich dazu verdammt, alle auf die gleiche Weise zu verlieren."</text:span></text:p>
      <text:p text:style-name="P39"><text:span text:style-name="T2">"Das ist ja herzzerreißend gefühlvoll.", spuckte Yuriy förmlich aus. </text:span><text:span text:style-name="T23">Das mit der Wahrheit war schon eine unangenehme Sache. Selbst wenn er nicht der taktvollste Mensch war, so abfällig wollte er mit Kai auch wieder nicht reden. </text:span></text:p>
      <text:p text:style-name="P40"><text:span text:style-name="T2">Er konnte ihn irgendwie verstehen. Wäre der Fall umgekehrt gewesen, hätte er wahrscheinlich ähnlich gehandelt. </text:span></text:p>
      <text:p text:style-name="P40"><text:span text:style-name="T2">"Warum bist du der Herr der Wellen? Du warst doch mal ein normaler Mensch."</text:span></text:p>
      <text:p text:style-name="P41"><text:span text:style-name="T2">"Das ist mir nicht ganz klar. Als ich nach meinem Tod aufgewacht bin, war ich hier und wusste, was zu tun war.</text:span><text:span text:style-name="T24">"</text:span></text:p>
      <text:p text:style-name="P42"><text:span text:style-name="T24">"</text:span><text:span text:style-name="T2">Merkwürdige Erklärung.", murmelte Yuriy nur in sich hinein und sah sich dann noch einmal in dem Raum um. Nicht, weil er den sonderlich interessant fand, sondern, weil er nicht genau wusste, was er tun sollte</text:span><text:span text:style-name="T25">:</text:span><text:span text:style-name="T2"> "Das ist eine merkwürdige Situation."</text:span></text:p>
      <text:p text:style-name="P43"><text:soft-page-break/><text:span text:style-name="T2">"Ich weiß. Wir sind beide keine Menschen der großen Worte, also lass es uns hinter uns bringen. Nenn mir dein Ziel, damit ich entscheiden kann, ob ich dich wieder an die Oberfläche zurückkehren lasse."</text:span></text:p>
      <text:p text:style-name="P44"><text:span text:style-name="T2">"Mein Ziel ist...", er stockte, denn trotz aller Gedanken die er sich bisher gemacht hatte, wusste er nicht, was er sagen sollte. </text:span><text:span text:style-name="T26">Noch einmal atmete er tief durch und versuchte, sich einfach von dem Zauber leiten zu lassen.</text:span></text:p>
      <text:p text:style-name="P45"><text:span text:style-name="T2">"Ich will... meinem besten Freund die Welt zeigen."</text:span></text:p>
      <text:p text:style-name="P45"><text:span text:style-name="T2">Yuriys Augen weiteten sich, als seine eigenen Worte ihm Erkenntnis brachten und ihn zu einem Moment zurückführten, als er noch kein Jahr im Reich der Wellen angelangt war.</text:span></text:p>
      <text:p text:style-name="P45"><text:span text:style-name="T2"/></text:p>
      <text:p text:style-name="P46"><text:span text:style-name="T30">"Was würdest du tun, wenn du zurück könntest?"</text:span><text:span text:style-name="T2"> , hatte er Kai damals gefragt.</text:span></text:p>
      <text:p text:style-name="P46"><text:span text:style-name="T30">"Ich würde mir die Welt und die Menschen, die darin leben, ansehen. Ich bin schon so lange hier und kann immer nur den Geschichten der Seelen lauschen, die hier ankommen."</text:span></text:p>
      <text:p text:style-name="P46"><text:span text:style-name="T2">Er hatte Kai entgegnen wollen, dass die Welt schmutzig und die Menschen grausam waren, aber als er die Sehnsucht in seinen Augen gesehen hatte, hatte er es nicht übers Herz gebracht. Kai wusste um die Kehrseiten der Welt der Lebenden, doch er wollte sie dennoch sehen. Jede einzelne Facette.</text:span></text:p>
      <text:p text:style-name="P46"><text:span text:style-name="T2"/></text:p>
      <text:p text:style-name="P46"><text:span text:style-name="T2">"Das geht nicht", durchbrach Kais Stimme Yuriys Gedanken.</text:span></text:p>
      <text:p text:style-name="P46"><text:span text:style-name="T2">"Yuriy, du weißt, dass das nicht geht</text:span><text:span text:style-name="T27">. Ich bin gerührt, dass ich dir so wichtig bin, aber ich kann hier nicht weg. Ich kann mich nicht selbst wieder zum Leben erwecken."</text:span></text:p>
      <text:p text:style-name="P47"><text:span text:style-name="T27">"</text:span><text:span text:style-name="T2">Das brauchst du doch auch gar nicht. Aber du hast mir selbst gesagt, du seist mit einem Gott gleich zu setzen. </text:span><text:span text:style-name="T28">Statt dich darum zu bitten, mich wiederzubeleben, bitte ich dich darum, dass wir beide an die Oberfläche steigen und uns zusammen die Welt ansehen. Ich will sie dir zeigen, Kai. Jeden einzelnen Winkel, jede Facette, jeden Menschen. Die Zeit funktioniert hier nicht so, wie in der realen Welt, nicht wahr? Du kannst mir nicht erzählen, dass du niemals hier weg kannst, schließlich musst du </text:span><text:soft-page-break/><text:span text:style-name="T28">auch Seelen einsammeln können. Ich möchte mein Ziel deinem Traum widmen, denn ich finde, das hast du verdient."</text:span></text:p>
      <text:p text:style-name="P48"><text:span text:style-name="T28">"</text:span><text:span text:style-name="T2">Yuriy... du verspielst damit die Möglichkeit hier heraus zu kommen. Du opferst deine Ewigkeit und die Möglichkeit, dass deine Seele verschwindet. Du opferst alles, ohne, dass du dafür etwas bekommst, außer ab und an mit mir nach draußen zu können."</text:span></text:p>
      <text:p text:style-name="P48"><text:span text:style-name="T2">Doch Yuriy grinste nur: "Ein guter Freund hat mir einst beigebracht, dass Freundschaft nicht auf Gegenleistungen beruh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Nyala" svg:font-family="Nyala"/>
    <style:font-face style:name="Liberation Sans" svg:font-family="'Liberation Sans'" style:font-family-generic="swiss"/>
    <style:font-face style:name="Liberation Mono" svg:font-family="'Liberation Mono'" style:font-family-generic="modern" style:font-pitch="fixed"/>
    <style:font-face style:name="NSimSun" svg:font-family="NSimSun" style:font-family-generic="modern" style:font-pitch="fixed"/>
    <style:font-face style:name="Flaemische Kanzleischrift" svg:font-family="'Flaemische Kanzleischrift'" style:font-adornments="Fett" style:font-pitch="variable"/>
    <style:font-face style:name="Nyala1" svg:font-family="Nyala" style:font-adornments="Standard" style:font-pitch="variable"/>
    <style:font-face style:name="Gabriola" svg:font-family="Gabriola" style:font-adornments="Fett" style:font-family-generic="decorative" style:font-pitch="variable"/>
    <style:font-face style:name="Gabriola2" svg:font-family="Gabriola" style:font-adornments="Kursiv" style:font-family-generic="decorative" style:font-pitch="variable"/>
    <style:font-face style:name="Gabriola1" svg:font-family="Gabriola" style:font-adornments="Standard" style:font-family-generic="decorative" style:font-pitch="variable"/>
    <style:font-face style:name="Euclid Fraktur" svg:font-family="'Euclid Fraktur'" style:font-family-generic="script" style:font-pitch="variable"/>
    <style:font-face style:name="Euclid Fraktur1" svg:font-family="'Euclid Fraktur'" style:font-adornments="Standard" style:font-family-generic="script"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yala"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Nyala"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start" style:justify-single-word="false" fo:text-indent="0.499cm" style:auto-text-indent="false"/>
      <style:text-properties fo:font-size="12.5pt" officeooo:rsid="00a9d9f9"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Nyala1" fo:font-family="Nyala" style:font-style-name="Standard" style:font-pitch="variable" fo:font-size="13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Liberation Sans" fo:font-family="'Liberation Sans'"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Liberation Sans" fo:font-family="'Liberation Sans'"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Nyala1" fo:font-family="Nyala" style:font-style-name="Standard" style:font-pitch="variable" fo:font-size="12pt"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master-page-name="">
      <style:paragraph-properties fo:text-align="center" style:justify-single-word="false" style:page-number="auto" fo:break-before="auto" fo:break-after="auto" style:vertical-align="middle"/>
      <style:text-properties style:font-name="Flaemische Kanzleischrift" fo:font-family="'Flaemische Kanzleischrift'" style:font-style-name="Fett" style:font-pitch="variable" fo:font-size="28pt" fo:font-weight="normal"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Heading_20_2" style:auto-update="true" style:default-outline-level="1" style:class="text" style:master-page-name="">
      <loext:graphic-properties draw:fill-image-width="0cm" draw:fill-image-height="0cm"/>
      <style:paragraph-properties fo:margin-top="0.423cm" fo:margin-bottom="0.212cm" loext:contextual-spacing="false" style:page-number="auto" fo:break-before="page" style:shadow="none">
        <style:tab-stops/>
      </style:paragraph-properties>
      <style:text-properties style:font-name="Euclid Fraktur" fo:font-family="'Euclid Fraktur'" style:font-family-generic="script" style:font-pitch="variable" fo:font-size="120%" fo:font-weight="bold" style:font-size-asian="130%" style:font-weight-asian="bold" style:font-size-complex="130%" style:font-weight-complex="bold"/>
    </style:style>
    <style:style style:name="Heading_20_2" style:display-name="Heading 2" style:family="paragraph" style:parent-style-name="Heading" style:next-style-name="Standard" style:default-outline-level="2" style:class="text">
      <style:paragraph-properties fo:margin-top="0.353cm" fo:margin-bottom="0.212cm" loext:contextual-spacing="false" fo:text-align="center" style:justify-single-word="false">
        <style:tab-stops/>
      </style:paragraph-properties>
      <style:text-properties style:font-name="Gabriola" fo:font-family="Gabriola" style:font-style-name="Fett" style:font-family-generic="decorative" style:font-pitch="variable" fo:font-size="15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default-outline-level="1" style:list-style-name="" style:class="index" style:master-page-name="">
      <style:paragraph-properties fo:margin-left="0cm" fo:margin-right="0cm" fo:margin-top="0.4cm" fo:margin-bottom="0cm" loext:contextual-spacing="false" fo:line-height="0.6cm" fo:keep-together="always" fo:text-indent="0cm" style:auto-text-indent="false" style:page-number="auto" fo:keep-with-next="always">
        <style:tab-stops>
          <style:tab-stop style:position="17cm" style:type="right" style:leader-style="dotted" style:leader-text="."/>
        </style:tab-stops>
      </style:paragraph-properties>
      <style:text-properties style:font-name="Gabriola1" fo:font-family="Gabriola" style:font-style-name="Standard" style:font-family-generic="decorative" style:font-pitch="variable" fo:font-size="16pt" fo:font-style="normal" fo:font-weight="normal"/>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auto" fo:break-after="auto" text:number-lines="false" text:line-number="0"/>
      <style:text-properties style:font-name="Euclid Fraktur1" fo:font-family="'Euclid Fraktur'" style:font-style-name="Standard" style:font-family-generic="script" style:font-pitch="variable" fo:font-size="24pt" fo:font-weight="normal" style:font-size-asian="16pt" style:font-weight-asian="bold" style:font-size-complex="16pt" style:font-weight-complex="bold"/>
    </style:style>
    <style:style style:name="Frame_20_contents" style:display-name="Frame contents" style:family="paragraph" style:parent-style-name="Standard" style:class="extra"/>
    <style:style style:name="Contents_20_2" style:display-name="Contents 2" style:family="paragraph" style:parent-style-name="Index" style:class="index" style:master-page-name="">
      <style:paragraph-properties fo:margin-left="0.499cm" fo:margin-right="0cm" fo:margin-top="0.199cm" fo:margin-bottom="0cm" loext:contextual-spacing="false" fo:line-height="0.4cm" style:register-true="true" fo:text-indent="0cm" style:auto-text-indent="false" style:page-number="auto">
        <style:tab-stops>
          <style:tab-stop style:position="16.501cm" style:type="right" style:leader-style="dotted" style:leader-text="."/>
        </style:tab-stops>
      </style:paragraph-properties>
      <style:text-properties fo:font-size="10pt"/>
    </style:style>
    <style:style style:name="Standard_20__28_Papyrus_29_" style:display-name="Standard (Papyrus)" style:family="paragraph">
      <style:text-properties fo:color="#d0d0d0" style:font-name="Nyala" fo:font-family="Nyala" fo:font-size="12.5pt" fo:background-color="transparent" style:font-size-asian="12.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User_20_Entry" style:display-name="User Entry" style:family="text">
      <style:text-properties style:font-name="Gabriola2" fo:font-family="Gabriola" style:font-style-name="Kursiv" style:font-family-generic="decorative" style:font-pitch="variable" fo:font-size="12pt" fo:font-style="italic" style:font-name-asian="NSimSun" style:font-family-asian="NSimSun" style:font-family-generic-asian="modern" style:font-pitch-asian="fixed" style:font-size-asian="10.5pt"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14.801cm" fo:page-height="21.001cm" style:num-format="1" style:print-orientation="portrait" fo:margin-top="7.999cm" fo:margin-bottom="7.99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Index"/>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6T12:19:11.302000000</meta:creation-date>
    <meta:editing-duration>PT6H56M37S</meta:editing-duration>
    <meta:editing-cycles>55</meta:editing-cycles>
    <meta:generator>LibreOffice/5.2.3.3$Windows_x86 LibreOffice_project/d54a8868f08a7b39642414cf2c8ef2f228f780cf</meta:generator>
    <dc:title>FF4</dc:title>
    <meta:initial-creator>Lyndis Cealin</meta:initial-creator>
    <dc:date>2016-11-26T19:16:08.102000000</dc:date>
    <dc:creator>Lyndis Cealin</dc:creator>
    <meta:document-statistic meta:table-count="0" meta:image-count="0" meta:object-count="0" meta:page-count="11" meta:paragraph-count="81" meta:word-count="2540" meta:character-count="15257" meta:non-whitespace-character-count="12786"/>
    <meta:template xlink:type="simple" xlink:actuate="onRequest" xlink:title="FF4" xlink:href="../../../../../AppData/Roaming/LibreOffice/4/user/template/FF4.ott" meta:date="2016-11-26T12:19:09.115000000"/>
  </office:meta>
</office:document-meta>
</file>